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/>
      <table:table table:name="Homework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Assignment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IC 1</text:p>
          </table:table-cell>
          <table:table-cell table:number-columns-repeated="2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HW 1</text:p>
          </table:table-cell>
          <table:table-cell table:number-columns-repeated="2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IC 2</text:p>
          </table:table-cell>
          <table:table-cell table:number-columns-repeated="1023"/>
        </table:table-row>
        <table:table-row table:style-name="ro1">
          <table:table-cell office:value-type="string">
            <text:p>HW 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HW 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HW 4</text:p>
          </table:table-cell>
          <table:table-cell table:number-columns-repeated="2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IC 3</text:p>
          </table:table-cell>
          <table:table-cell table:number-columns-repeated="2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HW 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string">
            <text:p>HW 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IC 4</text:p>
          </table:table-cell>
          <table:table-cell table:number-columns-repeated="2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HW 7</text:p>
          </table:table-cell>
          <table:table-cell table:number-columns-repeated="2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HW 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HW 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HW 1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1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Assignment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Project 1</text:p>
          </table:table-cell>
          <table:table-cell table:number-columns-repeated="2" office:value-type="float" office:value="105">
            <text:p>105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term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Assignment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Midterm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2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Assignment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Project 2</text:p>
          </table:table-cell>
          <table:table-cell office:value-type="float" office:value="92.17">
            <text:p>92.17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Assignment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Final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/>
          <table:table-cell office:value-type="string">
            <text:p>Available</text:p>
          </table:table-cell>
          <table:table-cell office:value-type="string">
            <text:p>Earned</text:p>
          </table:table-cell>
          <table:table-cell office:value-type="string">
            <text:p>Weight</text:p>
          </table:table-cell>
          <table:table-cell office:value-type="string">
            <text:p>Percent</text:p>
          </table:table-cell>
          <table:table-cell table:number-columns-repeated="1019"/>
        </table:table-row>
        <table:table-row table:style-name="ro1">
          <table:table-cell office:value-type="string">
            <text:p>Homework</text:p>
          </table:table-cell>
          <table:table-cell table:formula="of:=SUM([Homework.C2:.C46])" office:value-type="float" office:value="470">
            <text:p>470</text:p>
          </table:table-cell>
          <table:table-cell table:formula="of:=SUM([Homework.B2:.B46])" office:value-type="float" office:value="430">
            <text:p>430</text:p>
          </table:table-cell>
          <table:table-cell office:value-type="float" office:value="0.2">
            <text:p>0.2</text:p>
          </table:table-cell>
          <table:table-cell table:style-name="ce3" table:formula="of:=[.C2]/[.B2]" office:value-type="percentage" office:value="0.914893617021277">
            <text:p>91.49%</text:p>
          </table:table-cell>
          <table:table-cell table:number-columns-repeated="1019"/>
        </table:table-row>
        <table:table-row table:style-name="ro1">
          <table:table-cell office:value-type="string">
            <text:p>Project 1</text:p>
          </table:table-cell>
          <table:table-cell table:formula="of:=SUM([Project_1.$C$2:.$C$50])" office:value-type="float" office:value="105">
            <text:p>105</text:p>
          </table:table-cell>
          <table:table-cell table:formula="of:=SUM([Project_1.$B$2:.$B$50])" office:value-type="float" office:value="105">
            <text:p>105</text:p>
          </table:table-cell>
          <table:table-cell office:value-type="float" office:value="0.2">
            <text:p>0.2</text:p>
          </table:table-cell>
          <table:table-cell table:style-name="ce3" table:formula="of:=[.C3]/[.B3]" office:value-type="percentage" office:value="1">
            <text:p>100.00%</text:p>
          </table:table-cell>
          <table:table-cell table:number-columns-repeated="1019"/>
        </table:table-row>
        <table:table-row table:style-name="ro1">
          <table:table-cell office:value-type="string">
            <text:p>Midterm</text:p>
          </table:table-cell>
          <table:table-cell table:formula="of:=SUM([Midterm.C2:.C50])" office:value-type="float" office:value="155">
            <text:p>155</text:p>
          </table:table-cell>
          <table:table-cell table:formula="of:=SUM([Midterm.$B$2:.$B$50])" office:value-type="float" office:value="135">
            <text:p>135</text:p>
          </table:table-cell>
          <table:table-cell office:value-type="float" office:value="0.2">
            <text:p>0.2</text:p>
          </table:table-cell>
          <table:table-cell table:style-name="ce3" table:formula="of:=[.C4]/[.B4]" office:value-type="percentage" office:value="0.870967741935484">
            <text:p>87.10%</text:p>
          </table:table-cell>
          <table:table-cell table:number-columns-repeated="1019"/>
        </table:table-row>
        <table:table-row table:style-name="ro1">
          <table:table-cell office:value-type="string">
            <text:p>Project 2</text:p>
          </table:table-cell>
          <table:table-cell table:formula="of:=SUM([Project_2.$C$2:.$C$50])" office:value-type="float" office:value="100">
            <text:p>100</text:p>
          </table:table-cell>
          <table:table-cell table:formula="of:=SUM([Project_2.$B$2:.$B$50])" office:value-type="float" office:value="92.17">
            <text:p>92.17</text:p>
          </table:table-cell>
          <table:table-cell office:value-type="float" office:value="0.2">
            <text:p>0.2</text:p>
          </table:table-cell>
          <table:table-cell table:style-name="ce3" table:formula="of:=[.C5]/[.B5]" office:value-type="percentage" office:value="0.9217">
            <text:p>92.17%</text:p>
          </table:table-cell>
          <table:table-cell table:number-columns-repeated="1019"/>
        </table:table-row>
        <table:table-row table:style-name="ro1">
          <table:table-cell office:value-type="string">
            <text:p>Final</text:p>
          </table:table-cell>
          <table:table-cell table:formula="of:=SUM([Final.$C$2:.$C$50])" office:value-type="float" office:value="140">
            <text:p>140</text:p>
          </table:table-cell>
          <table:table-cell table:formula="of:=SUM([Final.$B$2:.$B$50])" office:value-type="float" office:value="132">
            <text:p>132</text:p>
          </table:table-cell>
          <table:table-cell office:value-type="float" office:value="0.2">
            <text:p>0.2</text:p>
          </table:table-cell>
          <table:table-cell table:style-name="ce3" table:formula="of:=[.C6]/[.B6]" office:value-type="percentage" office:value="0.942857142857143">
            <text:p>94.29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SUMPRODUCT([.B2:.B6];[.D2:.D6])" office:value-type="float" office:value="194">
            <text:p>194</text:p>
          </table:table-cell>
          <table:table-cell table:formula="of:=SUMPRODUCT([.C2:.C6];[.D2:.D6])" office:value-type="float" office:value="178.834">
            <text:p>178.834</text:p>
          </table:table-cell>
          <table:table-cell table:style-name="ce2" table:formula="of:=[.C7]/[.B7]" office:value-type="percentage" office:value="0.921824742268041">
            <text:p>92.182%</text:p>
          </table:table-cell>
          <table:table-cell table:style-name="ce3" table:formula="of:=SUMPRODUCT([.D2:.D6];[.E2:.E6])" office:value-type="percentage" office:value="0.930083700362781">
            <text:p>93.01%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percentage-style style:name="N116">
      <number:number number:decimal-places="1" number:min-integer-digits="1"/>
      <number:text>%</number:text>
    </number:percentage-style>
    <number:percentage-style style:name="N117">
      <number:number number:decimal-places="3" number:min-integer-digits="1"/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2/13/2016</text:date>, <text:time>13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creator>Justin Powers-Luhn</dc:creator>
    <meta:creation-date>2016-11-22T12:05:09Z</meta:creation-date>
    <dc:date>2016-12-13T13:46:13</dc:date>
    <meta:editing-cycles>2</meta:editing-cycles>
    <meta:editing-duration>PT12H35M37S</meta:editing-duration>
    <meta:document-statistic meta:table-count="6" meta:cell-count="101" meta:object-count="0"/>
  </office:meta>
</office:document-meta>
</file>